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4"/>
          <table:table-cell office:value-type="string" calcext:value-type="string">
            <text:p>support for flags and enums</text:p>
          </table:table-cell>
          <table:table-cell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errors: : int = 5;</text:p>
          </table:table-cell>
          <table:table-cell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1" office:value-type="string" calcext:value-type="string">
            <text:p># : = 5;</text:p>
          </table:table-cell>
          <table:table-cell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office:value-type="string" calcext:value-type="string">
            <text:p>finish for test</text:p>
          </table:table-cell>
          <table:table-cell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4"/>
          <table:table-cell office:value-type="string" calcext:value-type="string">
            <text:p>finish slice test</text:p>
          </table:table-cell>
          <table:table-cell/>
        </table:table-row>
        <table:table-row table:style-name="ro1">
          <table:table-cell office:value-type="string" calcext:value-type="string">
            <text:p>allow for , at end of lis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ter error messages when Cannot find any functions named 'gt'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6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10:46:31.3544611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7-01T11:07:42.480124385</dc:date>
    <meta:editing-duration>P47DT18H6M49S</meta:editing-duration>
    <meta:editing-cycles>40</meta:editing-cycles>
    <meta:generator>LibreOffice/24.2.3.2$Linux_X86_64 LibreOffice_project/420$Build-2</meta:generator>
    <meta:document-statistic meta:table-count="5" meta:cell-count="67" meta:object-count="0"/>
  </office:meta>
</office:document-meta>
</file>